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3.6484in"/>
    </style:style>
    <style:style style:name="co3" style:family="table-column">
      <style:table-column-properties fo:break-before="auto" style:column-width="4.5661in"/>
    </style:style>
    <style:style style:name="co4" style:family="table-column">
      <style:table-column-properties fo:break-before="auto" style:column-width="1.9661in"/>
    </style:style>
    <style:style style:name="co5" style:family="table-column">
      <style:table-column-properties fo:break-before="auto" style:column-width="1.845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style:font-name-asian="Bitstream Vera Sans" style:font-name-complex="Bitstream Vera Sans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padding-bottom="0.0193in" fo:padding-left="0.0138in" fo:padding-right="0.0138in" fo:padding-top="0.0193in"/>
      <style:text-properties style:font-name="Arial1"/>
    </style:style>
    <style:style style:name="ce6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9" style:family="table-cell" style:parent-style-name="Default">
      <style:table-cell-properties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  <style:text-properties style:font-name="Arial" style:font-name-asian="Bitstream Vera Sans" style:font-name-complex="Bitstream Vera Sans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Bitstream Vera Sans" style:font-name-complex="Bitstream Vera Sans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  <style:text-properties style:font-name="Arial" style:font-name-asian="Bitstream Vera Sans" style:font-name-complex="Bitstream Vera 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1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/>
          <table:table-cell table:style-name="ce4" office:value-type="string">
            <text:p>FIRST</text:p>
          </table:table-cell>
          <table:table-cell table:style-name="ce4" office:value-type="string">
            <text:p>FOLLOW</text:p>
          </table:table-cell>
        </table:table-row>
        <table:table-row table:style-name="ro2">
          <table:table-cell/>
          <table:table-cell office:value-type="string">
            <text:p>Program → Command</text:p>
          </table:table-cell>
          <table:table-cell/>
          <table:table-cell table:style-name="ce5" office:value-type="string">
            <text:p>COMMAND</text:p>
          </table:table-cell>
          <table:table-cell table:style-name="ce11" office:value-type="string" table:number-columns-spanned="1" table:number-rows-spanned="2">
            <text:p>ε</text:p>
          </table:table-cell>
        </table:table-row>
        <table:table-row table:style-name="ro2">
          <table:table-cell/>
          <table:table-cell table:style-name="ce2" office:value-type="string">
            <text:p>Program → FceDef</text:p>
          </table:table-cell>
          <table:table-cell/>
          <table:table-cell table:style-name="ce6" office:value-type="string">
            <text:p>LETTER</text:p>
          </table:table-cell>
          <table:covered-table-cell table:style-name="ce12"/>
        </table:table-row>
        <table:table-row table:style-name="ro1">
          <table:table-cell/>
          <table:table-cell table:style-name="Default" office:value-type="string">
            <text:p>Command → CommandIdent</text:p>
          </table:table-cell>
          <table:table-cell office:value-type="string">
            <text:p>executeCommand(CommandIdent.sval)</text:p>
          </table:table-cell>
          <table:table-cell office:value-type="string">
            <text:p>CMD(minimize), <text:s/>CMD(exit)</text:p>
          </table:table-cell>
          <table:table-cell table:style-name="ce13" office:value-type="string">
            <text:p>ε</text:p>
          </table:table-cell>
        </table:table-row>
        <table:table-row table:style-name="ro2">
          <table:table-cell/>
          <table:table-cell office:value-type="string">
            <text:p>FceDef → FceDecl = FceBody</text:p>
          </table:table-cell>
          <table:table-cell office:value-type="string">
            <text:p>setFormula(FceDecl.sfd, FceBody.sfb)</text:p>
          </table:table-cell>
          <table:table-cell table:style-name="ce7" office:value-type="string">
            <text:p>LETTER</text:p>
          </table:table-cell>
          <table:table-cell table:style-name="ce14" office:value-type="string">
            <text:p>ε</text:p>
          </table:table-cell>
        </table:table-row>
        <table:table-row table:style-name="ro1">
          <table:table-cell/>
          <table:table-cell office:value-type="string">
            <text:p>FceDecl → FceName ( FceVars )</text:p>
          </table:table-cell>
          <table:table-cell office:value-type="string">
            <text:p>FceDecl.sfd = makeDecl(FceName.sfn, FceVars.sfv)</text:p>
          </table:table-cell>
          <table:table-cell office:value-type="string">
            <text:p>LETTER</text:p>
          </table:table-cell>
          <table:table-cell table:style-name="ce15" office:value-type="string">
            <text:p>ASSIGN</text:p>
          </table:table-cell>
        </table:table-row>
        <table:table-row table:style-name="ro2">
          <table:table-cell/>
          <table:table-cell office:value-type="string">
            <text:p>FceName → Character</text:p>
          </table:table-cell>
          <table:table-cell office:value-type="string">
            <text:p>FceName.sfn = Character.sval</text:p>
          </table:table-cell>
          <table:table-cell table:style-name="ce7" office:value-type="string">
            <text:p>LETTER</text:p>
          </table:table-cell>
          <table:table-cell table:style-name="ce16" office:value-type="string">
            <text:p>LPAR</text:p>
          </table:table-cell>
        </table:table-row>
        <table:table-row table:style-name="ro2">
          <table:table-cell/>
          <table:table-cell office:value-type="string">
            <text:p>FceVars → Character FceVarsRem</text:p>
          </table:table-cell>
          <table:table-cell office:value-type="string">
            <text:p>FceVars.sfv = makeVars(FceVarsRem.sfv, Character.sval)</text:p>
          </table:table-cell>
          <table:table-cell table:style-name="ce7" office:value-type="string">
            <text:p>LETTER</text:p>
          </table:table-cell>
          <table:table-cell table:style-name="ce16" office:value-type="string">
            <text:p>RPAR</text:p>
          </table:table-cell>
        </table:table-row>
        <table:table-row table:style-name="ro1">
          <table:table-cell/>
          <table:table-cell office:value-type="string">
            <text:p>FceVarsRem → , Character FceVarsRem</text:p>
          </table:table-cell>
          <table:table-cell office:value-type="string">
            <text:p>FceVarsRem.sfv = makeVars(FceVarsRem.sfv, Character.sval)</text:p>
          </table:table-cell>
          <table:table-cell office:value-type="string">
            <text:p>COMMA</text:p>
          </table:table-cell>
          <table:table-cell table:style-name="ce17" office:value-type="string" table:number-columns-spanned="1" table:number-rows-spanned="2">
            <text:p>RPAR, COMMA</text:p>
          </table:table-cell>
        </table:table-row>
        <table:table-row table:style-name="ro1">
          <table:table-cell/>
          <table:table-cell table:style-name="ce2" office:value-type="string">
            <text:p>FceVarsRem → ε</text:p>
          </table:table-cell>
          <table:table-cell table:style-name="ce2" office:value-type="string">
            <text:p>FceVarsRem.sfv = makeVars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FceBody → Sum</text:p>
          </table:table-cell>
          <table:table-cell office:value-type="string">
            <text:p>FceBody.sfb = Sum.ss</text:p>
          </table:table-cell>
          <table:table-cell table:style-name="ce8" office:value-type="string">
            <text:p>CMD(sum)</text:p>
          </table:table-cell>
          <table:table-cell table:style-name="ce18" office:value-type="string" table:number-columns-spanned="1" table:number-rows-spanned="2">
            <text:p>ε</text:p>
          </table:table-cell>
        </table:table-row>
        <table:table-row table:style-name="ro2">
          <table:table-cell/>
          <table:table-cell office:value-type="string">
            <text:p>FceBody → Prod</text:p>
          </table:table-cell>
          <table:table-cell table:style-name="ce2" office:value-type="string">
            <text:p>FceBody.sfb = Prod.ss</text:p>
          </table:table-cell>
          <table:table-cell table:style-name="ce9" office:value-type="string">
            <text:p>CMD(prod)</text:p>
          </table:table-cell>
          <table:covered-table-cell table:style-name="ce19"/>
        </table:table-row>
        <table:table-row table:style-name="ro2">
          <table:table-cell/>
          <table:table-cell office:value-type="string">
            <text:p>Sum → sum Mterms SumRem</text:p>
          </table:table-cell>
          <table:table-cell office:value-type="string">
            <text:p>Sum.ss = makeSpec(Mterms.st, SumRem.st, 0)</text:p>
          </table:table-cell>
          <table:table-cell table:style-name="ce10" office:value-type="string">
            <text:p>CMD(sum)</text:p>
          </table:table-cell>
          <table:table-cell table:style-name="ce16" office:value-type="string">
            <text:p>ε</text:p>
          </table:table-cell>
        </table:table-row>
        <table:table-row table:style-name="ro1">
          <table:table-cell/>
          <table:table-cell office:value-type="string">
            <text:p>SumRem → + sum Dterms</text:p>
          </table:table-cell>
          <table:table-cell office:value-type="string">
            <text:p>SumRem.st = Dterms.st</text:p>
          </table:table-cell>
          <table:table-cell office:value-type="string">
            <text:p>PLUS</text:p>
          </table:table-cell>
          <table:table-cell table:style-name="ce20" office:value-type="string" table:number-columns-spanned="1" table:number-rows-spanned="2">
            <text:p>ε</text:p>
          </table:table-cell>
        </table:table-row>
        <table:table-row table:style-name="ro1">
          <table:table-cell/>
          <table:table-cell office:value-type="string">
            <text:p>SumRem → ε</text:p>
          </table:table-cell>
          <table:table-cell office:value-type="string">
            <text:p>SumRem.st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Prod → prod Mterms ProdRem</text:p>
          </table:table-cell>
          <table:table-cell office:value-type="string">
            <text:p>Prod.ss = makeSpec(0, Mterms.st, ProdRem.st)</text:p>
          </table:table-cell>
          <table:table-cell table:style-name="ce10" office:value-type="string">
            <text:p>CMD(prod)</text:p>
          </table:table-cell>
          <table:table-cell table:style-name="ce16" office:value-type="string">
            <text:p>ε</text:p>
          </table:table-cell>
        </table:table-row>
        <table:table-row table:style-name="ro1">
          <table:table-cell/>
          <table:table-cell office:value-type="string">
            <text:p>ProdRem → * prod Dterms</text:p>
          </table:table-cell>
          <table:table-cell office:value-type="string">
            <text:p>ProdRem.st = Dterms.st</text:p>
          </table:table-cell>
          <table:table-cell office:value-type="string">
            <text:p>MULT</text:p>
          </table:table-cell>
          <table:table-cell table:style-name="ce17" office:value-type="string" table:number-columns-spanned="1" table:number-rows-spanned="2">
            <text:p>ε</text:p>
          </table:table-cell>
        </table:table-row>
        <table:table-row table:style-name="ro1">
          <table:table-cell/>
          <table:table-cell office:value-type="string">
            <text:p>ProdRem → ε</text:p>
          </table:table-cell>
          <table:table-cell office:value-type="string">
            <text:p>ProdRem.st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Mterms → m FceIndexes</text:p>
          </table:table-cell>
          <table:table-cell office:value-type="string">
            <text:p>Mterms.st = FceIndexes.sis</text:p>
          </table:table-cell>
          <table:table-cell table:style-name="ce7" office:value-type="string">
            <text:p>LETTER(m)</text:p>
          </table:table-cell>
          <table:table-cell table:style-name="ce16" office:value-type="string">
            <text:p>PLUS, MULT, ε</text:p>
          </table:table-cell>
        </table:table-row>
        <table:table-row table:style-name="ro2">
          <table:table-cell/>
          <table:table-cell office:value-type="string">
            <text:p>Dterms → d FceIndexes</text:p>
          </table:table-cell>
          <table:table-cell office:value-type="string">
            <text:p>Dterms.st = FceIndexes.sis</text:p>
          </table:table-cell>
          <table:table-cell table:style-name="ce7" office:value-type="string">
            <text:p>LETTER(d)</text:p>
          </table:table-cell>
          <table:table-cell table:style-name="ce14" office:value-type="string">
            <text:p>ε</text:p>
          </table:table-cell>
        </table:table-row>
        <table:table-row table:style-name="ro2">
          <table:table-cell/>
          <table:table-cell office:value-type="string">
            <text:p>FceIndexes → ( Number FceIndexesRem )</text:p>
          </table:table-cell>
          <table:table-cell office:value-type="string">
            <text:p>FceIndexes.sis = makeSet(FceIndexesRem.sis, Numbers.sval)</text:p>
          </table:table-cell>
          <table:table-cell table:style-name="ce7" office:value-type="string">
            <text:p>LPAR</text:p>
          </table:table-cell>
          <table:table-cell table:style-name="ce14" office:value-type="string">
            <text:p>PLUS, MULT, ε</text:p>
          </table:table-cell>
        </table:table-row>
        <table:table-row table:style-name="ro1">
          <table:table-cell/>
          <table:table-cell office:value-type="string">
            <text:p>FceIndexesRem → , Number FceIndexesRem</text:p>
          </table:table-cell>
          <table:table-cell office:value-type="string">
            <text:p>FceIndexesRem.sis = makeSet(FceIndexesRem.sis, Numbers.sval)</text:p>
          </table:table-cell>
          <table:table-cell office:value-type="string">
            <text:p>COMMA</text:p>
          </table:table-cell>
          <table:table-cell table:style-name="ce17" office:value-type="string" table:number-columns-spanned="1" table:number-rows-spanned="2">
            <text:p>RPAR, COMMA</text:p>
          </table:table-cell>
        </table:table-row>
        <table:table-row table:style-name="ro1">
          <table:table-cell/>
          <table:table-cell office:value-type="string">
            <text:p>FceIndexesRem → ε</text:p>
          </table:table-cell>
          <table:table-cell table:style-name="ce2" office:value-type="string">
            <text:p>FceIndexesRem.sis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Number -&gt; Digit NumberR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mberRem -&gt; Digit NumberR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mberRem -&gt; ε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git -&gt; 0|1|2|3|4|5|6|7|8|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aracter -&gt; A|B|...|Y|Z|a|b|...|y|z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mmandIdent → minimize | exi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1">11/11/2009</text:date>, <text:time>16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4T17:54:06</meta:creation-date>
    <dc:date>2009-11-11T16:56:04</dc:date>
    <meta:editing-duration>PT06H52M58S</meta:editing-duration>
    <meta:editing-cycles>11</meta:editing-cycles>
    <meta:generator>OpenOffice.org/3.1$Linux OpenOffice.org_project/310m11$Build-9399</meta:generator>
    <meta:document-statistic meta:table-count="3" meta:cell-count="88" meta:object-count="0"/>
  </office:meta>
</office:document-meta>
</file>